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image/x-wmf"/>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9"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0"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3"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4"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2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7"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8"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0"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2" style:family="paragraph" style:parent-style-name="Normal_20__28_Web_29_">
      <loext:graphic-properties draw:fill="none" draw:fill-color="#ffffff"/>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7"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8"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39"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40"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1"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font-style-complex="italic"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7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Black1"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77"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78"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79"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80" style:family="paragraph" style:parent-style-name="Normal_20__28_Web_29_">
      <style:paragraph-properties style:writing-mode="lr-tb"/>
      <style:text-properties fo:font-size="10pt" fo:language="es" fo:country="ES" style:font-size-asian="10pt" style:font-size-complex="10pt" style:language-complex="ar" style:country-complex="SA"/>
    </style:style>
    <style:style style:name="P81" style:family="paragraph" style:parent-style-name="Normal_20__28_Web_29_">
      <style:text-properties fo:font-size="10pt" style:font-size-asian="10pt" style:font-size-complex="10pt"/>
    </style:style>
    <style:style style:name="P82"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3"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84"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85" style:family="paragraph" style:parent-style-name="Heading_20_1">
      <style:text-properties fo:font-size="12pt" fo:language="ca" fo:country="ES" style:font-size-asian="12pt" style:font-size-complex="12pt" style:language-complex="ar" style:country-complex="SA"/>
    </style:style>
    <style:style style:name="P8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87" style:family="paragraph" style:parent-style-name="Normal_20__28_Web_29_">
      <style:text-properties fo:font-size="10pt" style:font-size-asian="10pt" style:font-size-complex="10pt"/>
    </style:style>
    <style:style style:name="P88"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89"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90"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91" style:family="paragraph">
      <loext:graphic-properties draw:fill="none" draw:fill-color="#ffffff"/>
      <style:text-properties style:font-name="Courier New1" fo:font-size="10pt" style:font-size-asian="10pt" style:font-size-complex="10pt"/>
    </style:style>
    <style:style style:name="P92" style:family="paragraph">
      <style:paragraph-properties fo:margin-left="0cm" fo:margin-right="0cm" fo:text-align="justify" fo:text-indent="0cm">
        <style:tab-stops>
          <style:tab-stop style:position="0.567cm"/>
        </style:tab-stops>
      </style:paragraph-properties>
    </style:style>
    <style:style style:name="P93"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4" style:family="paragraph">
      <loext:graphic-properties draw:fill="solid" draw:fill-color="#ffffff"/>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officeooo:rsid="006b0e15"/>
    </style:style>
    <style:style style:name="T19" style:family="text">
      <style:text-properties fo:font-size="16pt" style:font-size-asian="16pt" style:font-size-complex="16pt"/>
    </style:style>
    <style:style style:name="T20" style:family="text">
      <style:text-properties fo:font-size="16pt" fo:background-color="transparent" loext:char-shading-value="0" style:font-size-asian="16pt" style:font-size-complex="16pt"/>
    </style:style>
    <style:style style:name="T21" style:family="text">
      <style:text-properties fo:font-size="10pt" style:font-size-asian="10pt" style:font-name-complex="Arial"/>
    </style:style>
    <style:style style:name="T22" style:family="text">
      <style:text-properties fo:font-size="10pt" fo:font-weight="bold" style:font-size-asian="10pt" style:font-weight-asian="bold" style:font-name-complex="Arial" style:font-weight-complex="bold"/>
    </style:style>
    <style:style style:name="T23" style:family="text">
      <style:text-properties fo:font-style="italic" style:font-style-asian="italic" style:font-style-complex="italic"/>
    </style:style>
    <style:style style:name="T24" style:family="text">
      <style:text-properties fo:font-style="italic" officeooo:rsid="014989dd" style:font-style-asian="italic" style:font-style-complex="italic"/>
    </style:style>
    <style:style style:name="T25" style:family="text">
      <style:text-properties fo:color="#000000" fo:background-color="transparent" loext:char-shading-value="0" style:font-name-complex="Arial"/>
    </style:style>
    <style:style style:name="T26" style:family="text">
      <style:text-properties fo:color="#000000" officeooo:rsid="00d318a5" fo:background-color="transparent" loext:char-shading-value="0" style:font-name-complex="Arial"/>
    </style:style>
    <style:style style:name="T27" style:family="text">
      <style:text-properties fo:color="#000000" officeooo:rsid="00d40247" fo:background-color="transparent" loext:char-shading-value="0" style:font-name-complex="Arial"/>
    </style:style>
    <style:style style:name="T28" style:family="text">
      <style:text-properties fo:color="#000000" officeooo:rsid="00d567a5" fo:background-color="transparent" loext:char-shading-value="0" style:font-name-complex="Arial"/>
    </style:style>
    <style:style style:name="T29" style:family="text">
      <style:text-properties fo:color="#000000" style:font-name-asian="Times New Roman"/>
    </style:style>
    <style:style style:name="T30" style:family="text">
      <style:text-properties fo:color="#000000" officeooo:rsid="0152ca33" style:font-name-asian="Times New Roman"/>
    </style:style>
    <style:style style:name="T31" style:family="text">
      <style:text-properties style:font-weight-complex="normal"/>
    </style:style>
    <style:style style:name="T32" style:family="text">
      <style:text-properties officeooo:rsid="0035b86b"/>
    </style:style>
    <style:style style:name="T33" style:family="text">
      <style:text-properties officeooo:rsid="006904d7"/>
    </style:style>
    <style:style style:name="T34" style:family="text">
      <style:text-properties officeooo:rsid="00d15b3d"/>
    </style:style>
    <style:style style:name="T35" style:family="text">
      <style:text-properties officeooo:rsid="00da9b56"/>
    </style:style>
    <style:style style:name="T36" style:family="text">
      <style:text-properties officeooo:rsid="00db4a84"/>
    </style:style>
    <style:style style:name="T37" style:family="text">
      <style:text-properties officeooo:rsid="00dd3cfd"/>
    </style:style>
    <style:style style:name="T38" style:family="text">
      <style:text-properties officeooo:rsid="00e57306"/>
    </style:style>
    <style:style style:name="T39" style:family="text">
      <style:text-properties officeooo:rsid="00f030bd"/>
    </style:style>
    <style:style style:name="T40" style:family="text">
      <style:text-properties officeooo:rsid="00f2e1e9"/>
    </style:style>
    <style:style style:name="T41" style:family="text">
      <style:text-properties officeooo:rsid="00f33134"/>
    </style:style>
    <style:style style:name="T42" style:family="text">
      <style:text-properties officeooo:rsid="00f35143"/>
    </style:style>
    <style:style style:name="T43" style:family="text">
      <style:text-properties officeooo:rsid="00f52eeb"/>
    </style:style>
    <style:style style:name="T44" style:family="text">
      <style:text-properties officeooo:rsid="0103746e"/>
    </style:style>
    <style:style style:name="T45" style:family="text">
      <style:text-properties officeooo:rsid="01060870"/>
    </style:style>
    <style:style style:name="T46" style:family="text">
      <style:text-properties officeooo:rsid="010844de"/>
    </style:style>
    <style:style style:name="T47" style:family="text">
      <style:text-properties officeooo:rsid="0109897f"/>
    </style:style>
    <style:style style:name="T48" style:family="text">
      <style:text-properties officeooo:rsid="010a51c5"/>
    </style:style>
    <style:style style:name="T49" style:family="text">
      <style:text-properties officeooo:rsid="010fb766"/>
    </style:style>
    <style:style style:name="T50" style:family="text">
      <style:text-properties officeooo:rsid="01125f4e"/>
    </style:style>
    <style:style style:name="T51" style:family="text">
      <style:text-properties officeooo:rsid="011ab0ac"/>
    </style:style>
    <style:style style:name="T52" style:family="text">
      <style:text-properties officeooo:rsid="012430f9"/>
    </style:style>
    <style:style style:name="T53" style:family="text">
      <style:text-properties officeooo:rsid="01244ba7"/>
    </style:style>
    <style:style style:name="T54" style:family="text">
      <style:text-properties officeooo:rsid="01275f74"/>
    </style:style>
    <style:style style:name="T55" style:family="text">
      <style:text-properties officeooo:rsid="0127b908"/>
    </style:style>
    <style:style style:name="T56" style:family="text">
      <style:text-properties officeooo:rsid="012bf9b3"/>
    </style:style>
    <style:style style:name="T57" style:family="text">
      <style:text-properties officeooo:rsid="012ccb32"/>
    </style:style>
    <style:style style:name="T58" style:family="text">
      <style:text-properties officeooo:rsid="012ea3a3"/>
    </style:style>
    <style:style style:name="T59" style:family="text">
      <style:text-properties officeooo:rsid="013068f4"/>
    </style:style>
    <style:style style:name="T60" style:family="text">
      <style:text-properties officeooo:rsid="0136f489"/>
    </style:style>
    <style:style style:name="T61" style:family="text">
      <style:text-properties officeooo:rsid="0137b89c"/>
    </style:style>
    <style:style style:name="T62" style:family="text">
      <style:text-properties officeooo:rsid="01383432"/>
    </style:style>
    <style:style style:name="T63" style:family="text">
      <style:text-properties officeooo:rsid="0139511a"/>
    </style:style>
    <style:style style:name="T64" style:family="text">
      <style:text-properties officeooo:rsid="0140744b"/>
    </style:style>
    <style:style style:name="T65" style:family="text">
      <style:text-properties officeooo:rsid="0144be23"/>
    </style:style>
    <style:style style:name="T66" style:family="text">
      <style:text-properties officeooo:rsid="01465086"/>
    </style:style>
    <style:style style:name="T67" style:family="text">
      <style:text-properties officeooo:rsid="01486d44"/>
    </style:style>
    <style:style style:name="T68" style:family="text">
      <style:text-properties fo:font-style="normal" style:font-style-asian="normal" style:font-style-complex="normal"/>
    </style:style>
    <style:style style:name="T69" style:family="text">
      <style:text-properties fo:font-style="normal" officeooo:rsid="014989dd" style:font-style-asian="normal" style:font-style-complex="normal"/>
    </style:style>
    <style:style style:name="T70" style:family="text">
      <style:text-properties fo:font-style="normal" officeooo:rsid="014a44c1" style:font-style-asian="normal" style:font-style-complex="normal"/>
    </style:style>
    <style:style style:name="T71" style:family="text">
      <style:text-properties officeooo:rsid="014a6844"/>
    </style:style>
    <style:style style:name="T72" style:family="text">
      <style:text-properties fo:background-color="#ffffff" loext:char-shading-value="0"/>
    </style:style>
    <style:style style:name="T73" style:family="text">
      <style:text-properties officeooo:rsid="014bed47" fo:background-color="#ffffff" loext:char-shading-value="0"/>
    </style:style>
    <style:style style:name="T74" style:family="text">
      <style:text-properties officeooo:rsid="014ea526"/>
    </style:style>
    <style:style style:name="T75" style:family="text">
      <style:text-properties officeooo:rsid="01547a08"/>
    </style:style>
    <style:style style:name="T76" style:family="text">
      <style:text-properties style:font-name="Courier New1" fo:font-size="10pt" style:font-size-asian="10pt" style:font-size-complex="10pt"/>
    </style:style>
    <style:style style:name="T77" style:family="text">
      <style:text-properties fo:color="#800000" style:font-name="Courier New1" fo:font-size="10pt" style:font-size-asian="10pt" style:font-size-complex="10pt"/>
    </style:style>
    <style:style style:name="T78"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0"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1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8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6">2251</text:span><text:span text:style-name="T17"> CFG</text:span><text:span text:style-name="T16">S Administració de Sistemes Informàtics</text:span></text:p>
      <text:p text:style-name="P18">2252 CFGS Desenvolupament d'Aplicacions Multiplataforma</text:p>
      <text:h text:style-name="P84" text:outline-level="1"><text:span text:style-name="T20">Mòdul 3</text:span><text:span text:style-name="T19"> – Programació bàsica</text:span></text:h>
      <text:h text:style-name="P86" text:outline-level="1">UF2 – <text:span text:style-name="T31">Programació modular</text:span></text:h>
      <text:p text:style-name="P25">PROJECTE</text:p>
      <text:p text:style-name="P15"><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14"/>
      <text:p text:style-name="P28"/>
      <text:p text:style-name="P12"/>
      <text:p text:style-name="P13"/>
      <text:p text:style-name="P35">Presentació i resultats d'aprenentatge</text:p>
      <text:p text:style-name="P30"/>
      <text:p text:style-name="P30">Aquest <text:span text:style-name="T34">projecte forma part de l'avaluació continuada </text:span><text:s/><text:span text:style-name="T34">i </text:span><text:span text:style-name="T14">es correspon amb els continguts treballats a la </text:span><text:span text:style-name="T15">segona unitat formativa del mòdul.</text:span></text:p>
      <text:p text:style-name="P29"/>
      <text:p text:style-name="P77"><text:span text:style-name="T21">Els </text:span><text:span text:style-name="T22">resultats d'aprenentatge </text:span><text:span text:style-name="T21"><text:s/>que es plantegen són:</text:span></text:p>
      <text:list xml:id="list4847134054067405557" text:style-name="L121">
        <text:list-item>
          <text:p text:style-name="P82">Analitza els conceptes relacionats amb la programació modular. </text:p>
        </text:list-item>
        <text:list-item>
          <text:p text:style-name="P82">Analitza els avantatges i la necessitat de la programació modular. </text:p>
        </text:list-item>
        <text:list-item>
          <text:p text:style-name="P82">Aplica el concepte d’anàlisi descendent en l’elaboració de programes. </text:p>
        </text:list-item>
        <text:list-item>
          <text:p text:style-name="P82">Modula correctament els programes realitzats. </text:p>
        </text:list-item>
        <text:list-item>
          <text:p text:style-name="P82">Realitza correctament les crides a funcions i la seva parametrització. </text:p>
        </text:list-item>
        <text:list-item>
          <text:p text:style-name="P82">Té en compte l’àmbit de les variables en les crides a les funcions. </text:p>
        </text:list-item>
        <text:list-item>
          <text:p text:style-name="P82">Prova, depura, comenta i documenta els programes. </text:p>
        </text:list-item>
        <text:list-item>
          <text:p text:style-name="P82">Utilitza llibreries en l’elaboració de programes. </text:p>
        </text:list-item>
      </text:list>
      <text:p text:style-name="P81"/>
      <text:p text:style-name="P81">En aquest document trobareu només l'enunciat del projecte que us donarà el context per entendre el que cal realitzar. <text:s/><text:span text:style-name="T65">Al campus, però trobareu les activitats que us guiaran i us indicaran les tasques que caldrà realitzar per acabar el projecte amb èxit.</text:span></text:p>
      <text:p text:style-name="P80">No <text:span text:style-name="T74">comenceu a realitzar el projecte </text:span>sense <text:span text:style-name="T74">seguir les pautes de les activitats</text:span>. Aquest enunciat us serveix <text:span text:style-name="T74">només </text:span>per obtenir una idea global de la aplicació a fer durant la UF2, <text:span text:style-name="T74">però </text:span>la metodologia per solucionar els apartats i per saber el que cal lliurar en cada cas, la trobareu a les activitats específiques planificades a la guia de treball.</text:p>
      <text:p text:style-name="P80"/>
      <text:p text:style-name="P36">Criteris d’avaluació <text:span text:style-name="T33">de l'EAC</text:span></text:p>
      <text:p text:style-name="P31"/>
      <text:p text:style-name="P32">La puntuació màxima assignada a cada activitat s’indica a l’enunciat. <text:span text:style-name="T32">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4"/>
      <text:p text:style-name="P78">Els criteris que es tindran en compte per avaluar el treball de l’alumnat <text:span text:style-name="T64">es troben detallats a les diferents activitats que s'aniran proposant per ajudar a l'alumne a realitzar el projecte.</text:span></text:p>
      <text:p text:style-name="P78"/>
      <text:p text:style-name="P38"><text:soft-page-break/>Formats de lliurament</text:p>
      <text:p text:style-name="P33"/>
      <text:p text:style-name="P79">En general cada activitat indicarà el format desitjat en el lliurament. Tanmateix, en cas que l'activitat <text:span text:style-name="T66">no indiqués el lliurament seguireu les indicacions que figuren aquí:</text:span></text:p>
      <text:list xml:id="list6472950884590983656" text:style-name="WW8Num27">
        <text:list-item>
          <text:p text:style-name="P88"><text:span text:style-name="T71">Per defecte, els escrits que calgui lliurar, s'escriuran</text:span> <text:span text:style-name="T71">usant </text:span>el paquet Libreoffice o Open <text:span text:style-name="T67">O</text:span>ffice.</text:p>
        </text:list-item>
        <text:list-item>
          <text:p text:style-name="P89">El codi es lliurarà en format de text i amb extensió <text:span text:style-name="T23">.java</text:span><text:span text:style-name="T68">, </text:span><text:span text:style-name="T69">tal com trobareu al directori src dels projectes </text:span><text:span text:style-name="T24">netbeans</text:span><text:span text:style-name="T69">. </text:span><text:span text:style-name="T70">T</text:span><text:span text:style-name="T69">ambé s'acceptarà l'enviament de tot el projecte netbeans prèviament </text:span><text:span text:style-name="T70">empaquetat en un format .zip o .7z (NO s'admet el .rar).</text:span></text:p>
        </text:list-item>
        <text:list-item>
          <text:p text:style-name="P90"><text:span text:style-name="T73">En cas que hagueu d'enviar diversos documents de codi i text, empaquetareu els fitxers usant el </text:span><text:span text:style-name="T72">format .zip o .7z (NO s'admet el .rar). </text:span><text:span text:style-name="T73">Els fitxers de codi aniran emmagatzemats en un directori ben identificat. Els documents de text podreu disposar-los a l'arrel.</text:span></text:p>
        </text:list-item>
      </text:list>
      <text:p text:style-name="P39"/>
      <text:p text:style-name="P34"/>
      <text:p text:style-name="P37"><text:bookmark-start text:name="__DdeLink__3243_1392924193"/>Context</text:p>
      <text:h text:style-name="P85" text:outline-level="1"><text:bookmark-end text:name="__DdeLink__3243_1392924193"/></text:h>
      <text:p text:style-name="P16"><text:span text:style-name="T25">Una editorial que comercialitza diversos diccionaris s'ha posat en contacte amb nosaltres. Estan interessats en crear un prototipus d'aplicació lúdica que incorpori jocs amb paraules per promocionar </text:span><text:span text:style-name="T26">el seu diccionari de català</text:span><text:span text:style-name="T25">. </text:span><text:span text:style-name="T26">L'aplicació s'incorporarà en un futur a la versió digital del diccionari, però mentre tant volen començar a preparà el prototi</text:span><text:span text:style-name="T27">p</text:span><text:span text:style-name="T26">us.</text:span></text:p>
      <text:p text:style-name="P19"/>
      <text:p text:style-name="P17"><text:span text:style-name="T25">Com que es tracta </text:span><text:span text:style-name="T27">de la primera versió</text:span><text:span text:style-name="T25">, ens proposen de fer servir una interfície d'usuari senzilla de tipus consola (pantalla i teclat). De moment no els preocupa la persistència de les dades </text:span><text:span text:style-name="T28">ni la forma de connectar l'aplicació al seu diccionari</text:span><text:span text:style-name="T25">, </text:span><text:span text:style-name="T27">més endavant ja es pensarà la manera </text:span><text:span text:style-name="T28">de fer la connexió i</text:span><text:span text:style-name="T27"> d'emmagatzemar les dades a la base de dades.</text:span></text:p>
      <text:p text:style-name="P20"/>
      <text:p text:style-name="P20">Així, aquesta primera versió <text:span text:style-name="T35">de</text:span> l'aplicació farà sevir un llista de paraules i descripcions <text:span text:style-name="T35">emmagatzemades </text:span>en una matriu <text:span text:style-name="T35">de forma que a la primera columna hi trobarem el nom de la paraula i a la segona, la seva descripció. </text:span></text:p>
      <text:p text:style-name="P20"/>
      <text:p text:style-name="P21">En el fitxer anomenat <text:span text:style-name="T23">paraules.txt</text:span>, que <text:span text:style-name="T35">s'</text:span>adjunta amb aquest enunciat, hi trobareu les paraules i descripcions <text:s/>que heu de fer servir, en un format compatible amb la sintaxi de JAVA. Copieu el contingut <text:span text:style-name="T36">al fitxer de codi, així podreu </text:span>inicialitzar el diccionari del prototipus <text:span text:style-name="T36">sense haver d'introduir-les manualment</text:span>.</text:p>
      <text:p text:style-name="P20"/>
      <text:p text:style-name="P22">L'aplicació farà servir el diccionari per extreure a l'atzar les paraules que cada joc necessiti. </text:p>
      <text:p text:style-name="P22"/>
      <text:p text:style-name="P23">Descripció dels jocs</text:p>
      <text:p text:style-name="P22"/>
      <text:p text:style-name="P22"><text:s/><text:span text:style-name="T37">A continuació descriurem cada un dels jocs de forma totalment independent.</text:span></text:p>
      <text:p text:style-name="P22"/>
      <text:p text:style-name="P76"><text:span text:style-name="T29">Joc </text:span><text:span text:style-name="T30">1</text:span><text:span text:style-name="T29">: Comença per ...</text:span></text:p>
      <text:p text:style-name="P24"/>
      <text:p text:style-name="P45"><text:span text:style-name="T39">Aquest joc és </text:span>semblant a l'anterior, però en aquest cas no s'indica el nombre de lletres, i l'usuari ha d'escriure la paraula sencera si vol guanyar. <text:span text:style-name="T42">Per</text:span> a cada intent fallit, pot demanar que l'aplicació descobreixi una a una les lletres per les que la paraula comenci. <text:span text:style-name="T40">Com a màxim </text:span>disposa<text:span text:style-name="T40">rà</text:span> de 15 intents, <text:span text:style-name="T41">tot i que depenent del nombre de pistes demanada el joc podria acabar-se abans.</text:span></text:p>
      <text:p text:style-name="P45"/>
      <text:p text:style-name="P48">Inicialment l'usuari començarà <text:span text:style-name="T45">amb una bossa de</text:span> <text:span text:style-name="T51">15</text:span> punts, però per cada intent fallit se li restarà un punt. La obtenció d'una nova <text:span text:style-name="T44">lletra amb la que la paraula comença,</text:span> penalitzarà també restant un punt extra. <text:span text:style-name="T43">És a dir, quant l'usuari demani una nova lletra després d'un intent fallit, se li restaran </text:span><text:soft-page-break/><text:span text:style-name="T43">2 punts, un per l'intent infructuós i una altre per la pista (lletra en que comença la paraula secreta). Si l'usuari arriba a zero punts, malgrat no hagi consumit encara els 15 intents, es finalitzarà el joc perquè ja no queden punts a la bossa.</text:span></text:p>
      <text:p text:style-name="P44"/>
      <text:p text:style-name="P43">La pantalla principal indicarà permanentment el nombre <text:span text:style-name="T45">de punts </text:span>que restin <text:span text:style-name="T46">a la bossa</text:span> i animarà a l'usuari a escriure la paraula <text:span text:style-name="T46">secreta d'acord amb el començament descobert fins el moment</text:span>.</text:p>
      <text:p text:style-name="P43"/>
      <text:p text:style-name="P43"><draw:frame text:anchor-type="as-char" svg:y="-1.734cm" draw:z-index="7" draw:style-name="gr1" draw:text-style-name="P91" svg:width="15.32cm" svg:height="4.405cm"><draw:text-box><text:p><text:span text:style-name="T76">***************************************</text:span></text:p><text:p><text:span text:style-name="T76">** <text:s text:c="9"/>COMENÇA PER... <text:s text:c="10"/>**</text:span></text:p><text:p><text:span text:style-name="T76">***************************************</text:span></text:p><text:p><text:span text:style-name="T76"/></text:p><text:p><text:span text:style-name="T76">Disposes d'una bossa de 15 punts per aconseguir endevinar la paraula. Ànims</text:span></text:p><text:p><text:span text:style-name="T76"/></text:p><text:p><text:span text:style-name="T76">La paraula comença per "S"</text:span></text:p><text:p><text:span text:style-name="T76"/></text:p><text:p><text:span text:style-name="T76">Intenta endevinar la paraula:</text:span></text:p></draw:text-box></draw:frame></text:p>
      <text:p text:style-name="P43"/>
      <text:p text:style-name="P43">Després de cada intent, si l'usuari no endevina la paraula, s'informa que l'intent ha estat fallit i se li demana si desitja una pista abans de realitzar un nou intent:</text:p>
      <text:p text:style-name="P43"/>
      <text:p text:style-name="P43"><draw:frame text:anchor-type="as-char" draw:z-index="8" draw:style-name="gr2" draw:text-style-name="P91" svg:width="17.211cm" svg:height="4.005cm"><draw:text-box><text:p><text:span text:style-name="T76">Intenta endevinar la paraula: </text:span><text:span text:style-name="T77">arbre</text:span></text:p><text:p><text:span text:style-name="T76"/></text:p><text:p><text:span text:style-name="T76">L'intent ha estat fallit! </text:span></text:p><text:p><text:span text:style-name="T76"/></text:p><text:p><text:span text:style-name="T76">Si vols podem descobrir-te una nova lletra amb la que la paraula comença, però recorda però que per cada lletra visible et treurem un punt extra de la bossa. </text:span></text:p><text:p><text:span text:style-name="T76"/></text:p><text:p><text:span text:style-name="T76">Vols obtenir una nova lletra abans de tornar a intentar endevinar la paraula (s/n)?</text:span></text:p></draw:text-box></draw:frame></text:p>
      <text:p text:style-name="P51"/>
      <text:p text:style-name="P52">Si la contesta és afirmativa es descobrirà <text:span text:style-name="T47">la següent lletra de la paraula secreta, que </text:span>resti per descobrir <text:span text:style-name="T48">i es sostrauran 2 punts de la bossa</text:span>. Per contra, si la resposta és negativa, <text:span text:style-name="T48">es mantindran les lletres descobertes fins el moment i només es traurà un punt</text:span>. Vegeu la seqüencia exemplificadora:</text:p>
      <text:p text:style-name="P52"><draw:frame text:anchor-type="paragraph" draw:z-index="15" draw:style-name="gr9" draw:text-style-name="P94" svg:width="17.17cm" svg:height="7.208cm" svg:x="0.032cm" svg:y="0.15cm"><draw:text-box><text:p><text:span text:style-name="T76">***************************************</text:span></text:p><text:p><text:span text:style-name="T76">** <text:s text:c="9"/>COMENÇA PER... <text:s text:c="10"/>**</text:span></text:p><text:p><text:span text:style-name="T76">***************************************</text:span></text:p><text:p><text:span text:style-name="T76"/></text:p><text:p><text:span text:style-name="T76">Disposes d'una bossa de 15 punts per aconseguir endevinar la paraula. Ànims!</text:span></text:p><text:p><text:span text:style-name="T76"/></text:p><text:p><text:span text:style-name="T76">La paraula comença per "S"</text:span></text:p><text:p><text:span text:style-name="T76"/></text:p><text:p><text:span text:style-name="T76">Intenta endevinar la paraula: </text:span><text:span text:style-name="T77">sol</text:span></text:p><text:p><text:span text:style-name="T76"/></text:p><text:p><text:span text:style-name="T76">L'intent ha estat fallit! </text:span></text:p><text:p><text:span text:style-name="T76"/></text:p><text:p><text:span text:style-name="T76">Si vols podem descobrir-te una nova lletra amb la que la paraula comença, però recorda però que per cada lletra visible et treurem un punt extra de la bossa. </text:span></text:p><text:p><text:span text:style-name="T76"/></text:p><text:p><text:span text:style-name="T76">Vols obtenir una nova lletra abans de tornar a intentar endevinar la paraula (s/n)? </text:span><text:span text:style-name="T77">S</text:span></text:p></draw:text-box></draw:frame></text:p>
      <text:p text:style-name="P52"/>
      <text:p text:style-name="P53"><text:soft-page-break/><draw:frame text:anchor-type="as-char" draw:z-index="9" draw:style-name="gr3" draw:text-style-name="P91" svg:width="17.211cm" svg:height="13.214cm"><draw:text-box><text:p><text:span text:style-name="T76"/></text:p><text:p><text:span text:style-name="T76">***************************************</text:span></text:p><text:p><text:span text:style-name="T76">** <text:s text:c="9"/>COMENÇA PER... <text:s text:c="10"/>**</text:span></text:p><text:p><text:span text:style-name="T76">***************************************</text:span></text:p><text:p><text:span text:style-name="T76"/></text:p><text:p><text:span text:style-name="T76">Disposes d'una bossa de 13 punts per aconseguir endevinar la paraula. Ànims</text:span></text:p><text:p><text:span text:style-name="T76"/></text:p><text:p><text:span text:style-name="T76">La paraula comença per "SA"</text:span></text:p><text:p><text:span text:style-name="T76"/></text:p><text:p><text:span text:style-name="T76">Intenta endevinar la paraula: </text:span><text:span text:style-name="T77">sabata</text:span></text:p><text:p><text:span text:style-name="T76"/></text:p><text:p><text:span text:style-name="T76">L'intent ha estat fallit! </text:span></text:p><text:p><text:span text:style-name="T76"/></text:p><text:p><text:span text:style-name="T76">Si vols podem descobrir-te una nova lletra amb la que la paraula comença, però recorda però que per cada lletra visible et treurem un punt extra de la bossa. </text:span></text:p><text:p><text:span text:style-name="T76"/></text:p><text:p><text:span text:style-name="T76">Vols obtenir una nova lletra abans de tornar a intentar endevinar la paraula (s/n)? </text:span><text:span text:style-name="T77">N</text:span></text:p><text:p><text:span text:style-name="T76"/></text:p><text:p><text:span text:style-name="T76"/></text:p><text:p><text:span text:style-name="T76"/></text:p><text:p><text:span text:style-name="T76">***************************************</text:span></text:p><text:p><text:span text:style-name="T76">** <text:s text:c="9"/>COMENÇA PER... <text:s text:c="10"/>**</text:span></text:p><text:p><text:span text:style-name="T76">***************************************</text:span></text:p><text:p><text:span text:style-name="T76"/></text:p><text:p><text:span text:style-name="T76">Disposes d'una bossa de 12 punts per aconseguir endevinar la paraula. Ànims</text:span></text:p><text:p><text:span text:style-name="T76"/></text:p><text:p><text:span text:style-name="T76">La paraula comença per "SA"</text:span></text:p><text:p><text:span text:style-name="T76"/></text:p><text:p><text:span text:style-name="T76">Intenta endevinar la paraula: </text:span></text:p><text:p><text:span text:style-name="T76"/></text:p><text:p><text:span text:style-name="T76">...</text:span></text:p></draw:text-box></draw:frame></text:p>
      <text:p text:style-name="P53"/>
      <text:p text:style-name="P46">Quan l'usuari encerti la paraula secreta o bé quan es quedi sense <text:span text:style-name="T49">punts</text:span> el programa mostrarà un missatge indicant-ho i demanarà a l'usuari que en confirmi la lectura prement la tecla <text:span text:style-name="T23">Entrar</text:span>. Per exemple:</text:p>
      <text:p text:style-name="P50"><draw:frame text:anchor-type="as-char" draw:z-index="10" draw:style-name="gr4" draw:text-style-name="P91" svg:width="14.819cm" svg:height="2.804cm"><draw:text-box><text:p><text:span text:style-name="T76">***************************************</text:span></text:p><text:p><text:span text:style-name="T76">** <text:s text:c="9"/>COMENÇA PER... <text:s text:c="10"/>**</text:span></text:p><text:p><text:span text:style-name="T76">***************************************</text:span></text:p><text:p><text:span text:style-name="T76"/></text:p><text:p><text:span text:style-name="T76">Molt be! has endevinat la paraula i has conservat 5 punts</text:span></text:p><text:p><text:span text:style-name="T76">prem [ENTRAR] per a continuar</text:span></text:p></draw:text-box></draw:frame></text:p>
      <text:p text:style-name="P46"/>
      <text:p text:style-name="P47">Cal tenir en compte també que el nombre de <text:span text:style-name="T50">lletres a mostrar com a pista </text:span>no és il·limitat, doncs cal evitar descobrir la paraula sencera. En cas que l'usuari hagi demanat un nombre de <text:span text:style-name="T50">lletres </text:span>igual a la longitud de la paraula menys una lletra, el programa informarà <text:span text:style-name="T50">a</text:span> l'usuari que no és possible oferir-li <text:span text:style-name="T50">més lletres. </text:span></text:p>
      <text:p text:style-name="P47"/>
      <text:p text:style-name="P49">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47"/>
      <text:p text:style-name="P46"/>
      <text:p text:style-name="P46"><text:soft-page-break/><draw:frame text:anchor-type="as-char" draw:z-index="11" draw:style-name="gr5" draw:text-style-name="P91" svg:width="14.987cm" svg:height="6.407cm"><draw:text-box><text:p><text:span text:style-name="T76">***************************************</text:span></text:p><text:p><text:span text:style-name="T76">** <text:s text:c="9"/>COMENÇA PER... <text:s text:c="10"/>**</text:span></text:p><text:p><text:span text:style-name="T76">***************************************</text:span></text:p><text:p><text:span text:style-name="T76"/></text:p><text:p><text:span text:style-name="T76">Disposes d'una bossa de 2 punts per aconseguir endevinar la paraula. Ànims</text:span></text:p><text:p><text:span text:style-name="T76"/></text:p><text:p><text:span text:style-name="T76">La paraula comença per "ESPARDE"</text:span></text:p><text:p><text:span text:style-name="T76"/></text:p><text:p><text:span text:style-name="T76">Intenta endevinar la paraula: </text:span><text:span text:style-name="T77">ESPARDENYOT</text:span></text:p><text:p><text:span text:style-name="T76"/></text:p><text:p><text:span text:style-name="T76">L'intent ha estat fallit.</text:span></text:p><text:p><text:span text:style-name="T76"/></text:p><text:p><text:span text:style-name="T76">Malauradament no et podem donar cap més pista. Fes un nou intent.</text:span></text:p><text:p><text:span text:style-name="T76"/></text:p></draw:text-box></draw:frame></text:p>
      <text:p text:style-name="P54"/>
      <text:p text:style-name="P55">Amb independència de com <text:span text:style-name="T38">es trobin escrites les paraules en el diccionari,</text:span> aquestes es mostraran sempre en majúscules i la comprovació de les lletres indicades per l'usuari també es realitzarà amb independència de si s'han escrit en majúscules o no.</text:p>
      <text:p text:style-name="P55"/>
      <text:p text:style-name="P71"/>
      <text:p text:style-name="P42">Joc <text:span text:style-name="T75">2</text:span>: Lletres barrejades</text:p>
      <text:p text:style-name="P56"/>
      <text:p text:style-name="P58">Aquest joc està inspirat en el joc anomenat <text:span text:style-name="T23">Scrabble</text:span>. Inicialment l'aplicació mostrarà un conjunt de 30 lletres per la pantalla. <text:span text:style-name="T55"><text:s/></text:span>L'usuari disposarà de <text:span text:style-name="T59">sis</text:span> intents per trobar tantes paraules com sigui possible combinant les 30 lletres. Cal que siguin paraules reconegudes per l'aplicació, i això és equivalent a les paraules contingudes en el diccionari. <text:span text:style-name="T55">L'aplicació s'assegurarà que és possible una combinació vàlida amb quasi totes les lletres proposades (vegeu el detall de com s'haurà de fer la proposta de lletres).</text:span></text:p>
      <text:p text:style-name="P57"/>
      <text:p text:style-name="P59">En cada intent, es <text:span text:style-name="T57">buscaran al diccionari </text:span>les paraules proposades <text:span text:style-name="T56">per l'usuari per poder-les validar. Només </text:span>es <text:span text:style-name="T57">puntuaran les paraules vàlides, la resta seran ignorades fins i tot si es tracta de paraules derivades de les del diccionari. </text:span></text:p>
      <text:p text:style-name="P59"/>
      <text:p text:style-name="P60">En cas que la combinació de lletres d'un intent no es correspongui <text:span text:style-name="T58">exactament </text:span>amb les lletres mostrades <text:span text:style-name="T54">a la</text:span> pantalla, es desestimaran totes les propostes i es passarà directament a<text:span text:style-name="T58">l</text:span> següent intent <text:span text:style-name="T54">sense puntuar cap paraula.</text:span></text:p>
      <text:p text:style-name="P59"/>
      <text:p text:style-name="P61">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61"/>
      <text:p text:style-name="P62">Després de cada intent, s'informarà a l'usuari de quin ha estat el resultat, també es refrescarà la puntuació si calgués i s'eliminaran les lletres de les paraules vàlides del conjunt de lletres a combinar en el nou intent, de forma <text:span text:style-name="T52">que resulti més fàcil descobrir noves paraules.</text:span></text:p>
      <text:p text:style-name="P63"/>
      <text:p text:style-name="P73">El joc continuarà fins que <text:span text:style-name="T53">l'usuari descobreixi totes les paraules de la combinació o bé fins esgotar el sisè torn.</text:span></text:p>
      <text:p text:style-name="P73"><text:soft-page-break/></text:p>
      <text:p text:style-name="P75">Detall de la selecció inicial de lletres</text:p>
      <text:p text:style-name="P64"/>
      <text:p text:style-name="P64">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64"/>
      <text:p text:style-name="P64">La metodologia emprada per l'aplicació serà la de seleccionar a l'atzar, un nombre variable de paraules del diccionari de forma que la suma de les seves longituds s'aproximi tant com sigui possible a 30, sense sobrepassar-lo. <text:span text:style-name="T60">Sempre que en el diccionari existeixi una paraula de mida adequada per afegir a la selecció sense sobrepassar el límit, caldrà fer-ho.</text:span></text:p>
      <text:p text:style-name="P64"/>
      <text:p text:style-name="P64">Un cop <text:span text:style-name="T61">conformat el conjunt de paraules, caldrà extreure les lletres d'aquestes i barrejar-les per tal de poder-les presentar a l'usuari sense donar cap pista.</text:span></text:p>
      <text:p text:style-name="P66">Per exemple la combinació </text:p>
      <text:p text:style-name="P64"/>
      <text:p text:style-name="P65"><draw:frame text:anchor-type="as-char" draw:z-index="12" draw:style-name="gr6" draw:text-style-name="P93" svg:width="6.889cm" svg:height="2.003cm"><draw:text-box><text:p><text:span text:style-name="T78">|R, S, L, O, U, D, A, O, I, O|</text:span></text:p><text:p><text:span text:style-name="T78">|S, A, E, R, I, R, L, B, N, A|</text:span></text:p><text:p><text:span text:style-name="T78">|A, P, C, D, A, A, B, E, L, T|</text:span></text:p><text:p text:style-name="P92"><text:span text:style-name="T79"/></text:p></draw:text-box></draw:frame></text:p>
      <text:p text:style-name="P65"/>
      <text:p text:style-name="P68">s'ha obtingut de barrejar les paraules: ABADESSA, IDOL, <text:span text:style-name="T62">PLORAR</text:span>, INCLOURE <text:span text:style-name="T63">i </text:span>BATA, <text:span text:style-name="T62">que juntes sumen un total de 30 lletres.</text:span></text:p>
      <text:p text:style-name="P67"/>
      <text:p text:style-name="P67"/>
      <text:p text:style-name="P72">Detall de les pantalles</text:p>
      <text:p text:style-name="P64"/>
      <text:p text:style-name="P74">La pantalla principal del joc mostrarà tota la informació útil per l'usuari:</text:p>
      <text:p text:style-name="P69"/>
      <text:p text:style-name="P69"><draw:frame text:anchor-type="as-char" draw:z-index="13" draw:style-name="gr7" draw:text-style-name="P91" svg:width="14.819cm" svg:height="8.009cm"><draw:text-box><text:p><text:span text:style-name="T76">***************************************</text:span></text:p><text:p><text:span text:style-name="T76">** <text:s text:c="7"/>LLETRES BARREJADES <text:s text:c="8"/>**</text:span></text:p><text:p><text:span text:style-name="T76">***************************************</text:span></text:p><text:p><text:span text:style-name="T76"/></text:p><text:p><text:span text:style-name="T76">=================</text:span></text:p><text:p><text:span text:style-name="T76">Torn: 1 de 6</text:span></text:p><text:p><text:span text:style-name="T76">Punts aconseguits: 0</text:span></text:p><text:p><text:span text:style-name="T76">Paraules descobertes: </text:span></text:p><text:p><text:span text:style-name="T76"/></text:p><text:p><text:span text:style-name="T76">==================================================</text:span></text:p><text:p><text:span text:style-name="T76"/></text:p><text:p><text:span text:style-name="T76">Lletres que pots utilitzar:</text:span></text:p><text:p><text:span text:style-name="T78">|R, S, L, O, U, D, A, O, I, O|</text:span></text:p><text:p><text:span text:style-name="T78">|S, A, E, R, I, R, L, B, N, A|</text:span></text:p><text:p><text:span text:style-name="T78">|A, P, C, D, A, A, B, E, L, T|</text:span></text:p><text:p><text:span text:style-name="T80"/></text:p><text:p><text:span text:style-name="T76">Intenta escriure totes les paraules que puguis combinant les lletres. Escriu les paraules separades per espais i prem [Entrar] per finalitzar el torn.</text:span></text:p></draw:text-box></draw:frame></text:p>
      <text:p text:style-name="P69"/>
      <text:p text:style-name="P70">Un cop barrejades les lletres i mostrades per pantalla, no es tronaran a canviar d'ordre, per tal de no despistar al jugador. Així quan fruit dels encerts d'un intent, s'hagin d'eliminar lletres, es daran <text:soft-page-break/>desaparèixer sense moure la resta del seu lloc original. Així doncs, si a l'exemple anterior el jugador aconsegueix formar les paraules <text:span text:style-name="T23">plorar </text:span>i <text:span text:style-name="T23">abadessa</text:span>, la nova pantalla es mostrarà:</text:p>
      <text:p text:style-name="P70"/>
      <text:p text:style-name="P70"><draw:frame text:anchor-type="as-char" draw:z-index="14" draw:style-name="gr8" draw:text-style-name="P91" svg:width="14.819cm" svg:height="8.409cm"><draw:text-box><text:p><text:span text:style-name="T76">***************************************</text:span></text:p><text:p><text:span text:style-name="T76">** <text:s text:c="7"/>LLETRES BARREJADES <text:s text:c="8"/>**</text:span></text:p><text:p><text:span text:style-name="T76">***************************************</text:span></text:p><text:p><text:span text:style-name="T76"/></text:p><text:p><text:span text:style-name="T76">=================</text:span></text:p><text:p><text:span text:style-name="T76">Torn: 2 de 6</text:span></text:p><text:p><text:span text:style-name="T76">Punts aconseguits: 7</text:span></text:p><text:p><text:span text:style-name="T76">Paraules descobertes: </text:span></text:p><text:p><text:span text:style-name="T76"><text:s/></text:span><text:span text:style-name="T76">- PLORAR, </text:span></text:p><text:p><text:span text:style-name="T76"><text:s/></text:span><text:span text:style-name="T76">- ABADESSA</text:span></text:p><text:p><text:span text:style-name="T76">==================================================</text:span></text:p><text:p><text:span text:style-name="T76"/></text:p><text:p><text:span text:style-name="T76">Lletres que pots utilitzar:</text:span></text:p><text:p><text:span text:style-name="T78">| , <text:s/>, L, <text:s/>, U, <text:s/>, <text:s/>, O, I, O|</text:span></text:p><text:p><text:span text:style-name="T78">| , <text:s/>, <text:s/>, <text:s/>, I, <text:s/>, <text:s/>, <text:s/>, N, <text:s/>|</text:span></text:p><text:p><text:span text:style-name="T78">|A, <text:s/>, C, D, <text:s/>, A, B, E, L, T|</text:span></text:p><text:p><text:span text:style-name="T80"/></text:p><text:p><text:span text:style-name="T76">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7</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 LibreOffice_project/00m0$Build-2</meta:generator>
    <meta:initial-creator>Pilar Bertrans</meta:initial-creator>
    <meta:creation-date>2011-07-26T20:32:45.570000000</meta:creation-date>
    <dc:language>es-ES</dc:language>
    <meta:editing-cycles>449</meta:editing-cycles>
    <meta:editing-duration>P6DT13M4S</meta:editing-duration>
    <dc:date>2015-09-13T02:15:35.501655195</dc:date>
    <dc:creator>josep </dc:creator>
    <meta:document-statistic meta:table-count="2" meta:image-count="3" meta:object-count="0" meta:page-count="7" meta:paragraph-count="87" meta:word-count="1785" meta:character-count="10959" meta:non-whitespace-character-count="9241"/>
    <meta:user-defined meta:name="Info 1"/>
    <meta:user-defined meta:name="Info 2"/>
    <meta:user-defined meta:name="Info 3"/>
    <meta:user-defined meta:name="Info 4"/>
  </office:meta>
</office:document-meta>
</file>